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middle" draw:auto-grow-height="false" fo:min-height="3.179cm" fo:min-width="11.565cm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5.60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cm" fo:min-width="6.058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17.915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4.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002cm" svg:height="2.197cm" draw:transform="skewX (0.000872664625997165) rotate (-0.00104719755119767) translate (6.589cm 20.05cm)" svg:viewBox="0 0 8003 2198" svg:d="M173 2053c-58-685-115-1368-173-2053l8000 8 3 1597c-1263-145-1572 2-2358 2l-3367 591c-926 1-1403-97-2105-145z">
          <text:p text:style-name="P1">resultado</text:p>
        </draw:path>
        <draw:custom-shape draw:style-name="gr2" draw:text-style-name="P1" draw:layer="layout" svg:width="8.636cm" svg:height="2.54cm" svg:x="6.08cm" svg:y="4.429cm">
          <text:p text:style-name="P1">Inicio de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398cm" svg:y1="7.731cm" svg:x2="10.398cm" svg:y2="9.89cm">
          <text:p/>
        </draw:line>
        <draw:custom-shape draw:style-name="gr4" draw:text-style-name="P1" draw:layer="layout" svg:width="10.414cm" svg:height="2.286cm" svg:x="5.318cm" svg:y="10.398cm">
          <text:p text:style-name="P1">pelotas , prec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8.415cm" svg:height="2.667cm" svg:x="1.508cm" svg:y="14.081cm">
          <text:p text:style-name="P1">resultado = pelotas x precio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98cm" svg:y1="12.811cm" svg:x2="10.398cm" svg:y2="13.827cm">
          <text:p/>
        </draw:line>
        <draw:line draw:style-name="gr3" draw:text-style-name="P2" draw:layer="layout" svg:x1="10.398cm" svg:y1="17.256cm" svg:x2="10.398cm" svg:y2="19.415cm">
          <text:p/>
        </draw:line>
        <draw:line draw:style-name="gr3" draw:text-style-name="P2" draw:layer="layout" svg:x1="10.652cm" svg:y1="22.336cm" svg:x2="10.652cm" svg:y2="23.733cm">
          <text:p/>
        </draw:line>
        <draw:custom-shape draw:style-name="gr6" draw:text-style-name="P1" draw:layer="layout" svg:width="7.62cm" svg:height="1.651cm" svg:x="6.969cm" svg:y="24.495cm">
          <text:p text:style-name="P1">Fin de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21-05-10T11:11:42.122000000</dc:date>
    <meta:editing-duration>PT11M37S</meta:editing-duration>
    <meta:editing-cycles>2</meta:editing-cycles>
    <meta:document-statistic meta:object-count="9"/>
  </office:meta>
</office:document-meta>
</file>